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3deb3d" draw:textarea-horizontal-align="justify" draw:textarea-vertical-align="middle" draw:auto-grow-height="false" draw:shadow="visible" draw:shadow-offset-x="0.1cm" draw:shadow-offset-y="0.1cm" draw:shadow-color="#7da647"/>
    </style:style>
    <style:style style:name="gr2" style:family="graphic" style:parent-style-name="standard">
      <style:graphic-properties draw:stroke="solid" svg:stroke-color="#7da647" draw:fill="solid" draw:fill-color="#3deb3d" draw:auto-grow-height="false" fo:min-height="0.749cm" fo:min-width="0.499cm" fo:wrap-option="no-wrap" draw:shadow="visible" draw:shadow-offset-x="0.1cm" draw:shadow-offset-y="0.1cm" draw:shadow-color="#7da647"/>
    </style:style>
    <style:style style:name="gr3" style:family="graphic" style:parent-style-name="standard">
      <style:graphic-properties svg:stroke-color="#4700b8" draw:fill="none" draw:fill-color="#23b8dc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33cc66" draw:textarea-horizontal-align="justify" draw:textarea-vertical-align="middle" draw:auto-grow-height="false" draw:shadow="visible" draw:shadow-offset-x="0cm" draw:shadow-offset-y="0.1cm" draw:shadow-color="#7da647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2.406cm" svg:height="1.5cm" svg:x="6.9cm" svg:y="6.3cm">
            <text:p text:style-name="P1"><text:span text:style-name="T1">CALCULER-PREV</text:span></text:p>
            <text:p text:style-name="P1"><text:span text:style-name="T1">-STOCK-PR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layer="layout" svg:width="2.406cm" svg:height="1.5cm" svg:x="6.9cm" svg:y="6.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ustom-shape draw:style-name="gr3" draw:text-style-name="P3" draw:layer="layout" svg:width="4.656cm" svg:height="0.5cm" svg:x="5.7cm" svg:y="9cm">
          <text:p text:style-name="P1"><text:span text:style-name="T2">SEUIL-PRECO-STOCK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4" draw:text-style-name="P4" draw:layer="layout" svg:width="10.5cm" svg:height="1cm" svg:x="8.5cm" svg:y="2cm">
          <text:p text:style-name="P1"><text:span text:style-name="T3">PROCESSUS D'ETUDES STATISTIQUES</text:span></text:p>
        </draw:rect>
        <draw:line draw:style-name="gr5" draw:text-style-name="P1" draw:layer="layout" svg:x1="10.7cm" svg:y1="4.5cm" svg:x2="8.476cm" svg:y2="5.5cm">
          <text:p/>
        </draw:line>
        <draw:custom-shape draw:style-name="gr3" draw:text-style-name="P3" draw:layer="layout" svg:width="4.656cm" svg:height="0.5cm" svg:x="15.344cm" svg:y="8cm">
          <text:p text:style-name="P1"><text:span text:style-name="T2">TEMPORISATION-T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6.925cm" svg:y1="8.5cm" svg:x2="9.355cm" svg:y2="10.446cm">
          <text:p/>
        </draw:line>
        <draw:g>
          <draw:custom-shape draw:style-name="gr1" draw:text-style-name="P2" draw:layer="layout" svg:width="2.406cm" svg:height="1.5cm" svg:x="6.671cm" svg:y="11.226cm">
            <text:p text:style-name="P1"><text:span text:style-name="T1">MAJ-SEUIL-</text:span></text:p>
            <text:p text:style-name="P1"><text:span text:style-name="T1">STOCK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layer="layout" svg:width="2.406cm" svg:height="1.5cm" svg:x="6.671cm" svg:y="11.22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polygon draw:style-name="gr6" draw:text-style-name="P5" draw:layer="layout" svg:width="2.869cm" svg:height="0.779cm" svg:x="6.486cm" svg:y="10.446cm" svg:viewBox="0 0 2870 780" draw:points="0,0 2869,0 2869,299 2870,299 1435,780 0,299">
          <text:p text:style-name="P1"><text:span text:style-name="T4">S10</text:span></text:p>
        </draw:polygon>
        <draw:line draw:style-name="gr5" draw:text-style-name="P1" draw:layer="layout" svg:x1="7.921cm" svg:y1="12.726cm" svg:x2="7.911cm" svg:y2="14.026cm">
          <text:p/>
        </draw:line>
        <draw:custom-shape draw:style-name="gr3" draw:text-style-name="P3" draw:layer="layout" svg:width="4.656cm" svg:height="0.5cm" svg:x="5.7cm" svg:y="14cm">
          <text:p text:style-name="P1"><text:span text:style-name="T2">NV-SEUIL-STOCK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layer="layout" svg:width="4.656cm" svg:height="0.5cm" svg:x="8.7cm" svg:y="4cm">
          <text:p text:style-name="P1"><text:span text:style-name="T2">HIST-LOCATION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gon draw:style-name="gr6" draw:text-style-name="P5" draw:layer="layout" svg:width="2.869cm" svg:height="0.779cm" svg:x="6.7cm" svg:y="5.5cm" svg:viewBox="0 0 2870 780" draw:points="0,0 2869,0 2869,299 2870,299 1435,780 0,299">
          <text:p text:style-name="P1"><text:span text:style-name="T4">S?</text:span></text:p>
        </draw:polygon>
        <draw:line draw:style-name="gr5" draw:text-style-name="P1" draw:layer="layout" svg:x1="7.921cm" svg:y1="7.826cm" svg:x2="7.921cm" svg:y2="9cm">
          <text:p/>
        </draw:line>
        <draw:line draw:style-name="gr5" draw:text-style-name="P1" draw:layer="layout" svg:x1="7.921cm" svg:y1="9.5cm" svg:x2="7.921cm" svg:y2="10.5cm">
          <text:p/>
        </draw:line>
        <draw:custom-shape draw:style-name="gr3" draw:text-style-name="P3" draw:layer="layout" svg:width="4.656cm" svg:height="0.5cm" svg:x="13.344cm" svg:y="4cm">
          <text:p text:style-name="P1"><text:span text:style-name="T2">HIST-REAPPRO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5.258cm" svg:y1="4.5cm" svg:x2="9.3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7T16:38:22.25</meta:creation-date>
    <dc:date>2011-02-10T10:33:54.60</dc:date>
    <meta:editing-duration>PT01H10M41S</meta:editing-duration>
    <meta:editing-cycles>10</meta:editing-cycles>
    <meta:generator>OpenOffice.org/3.2$Win32 OpenOffice.org_project/320m18$Build-9502</meta:generator>
    <meta:document-statistic meta:object-count="20"/>
  </office:meta>
</office:document-meta>
</file>